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3">
      <text:list-level-style-number text:level="1" text:style-name="WW_CharLFO3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3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3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3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3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3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3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3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4">
      <text:list-level-style-number text:level="1" text:style-name="WW_CharLFO4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4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4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4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4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4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4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4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5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5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5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5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5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5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5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6">
      <text:list-level-style-bullet text:level="1" text:style-name="WW_CharLFO6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6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6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6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6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6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6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6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7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7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8">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P1" style:parent-style-name="Normal" style:master-page-name="MP0" style:family="paragraph">
      <style:paragraph-properties fo:break-before="page" fo:text-align="center" style:page-number="1"/>
    </style:style>
    <style:style style:name="T2" style:parent-style-name="DefaultParagraphFont" style:family="text">
      <style:text-properties fo:font-weight="bold" style:font-weight-asian="bold" fo:font-size="14pt" style:font-size-asian="14pt" style:text-underline-type="single" style:text-underline-style="solid" style:text-underline-width="auto" style:text-underline-mode="continuous"/>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T10" style:parent-style-name="DefaultParagraphFont" style:family="text">
      <style:text-properties style:text-underline-type="single" style:text-underline-style="solid" style:text-underline-width="auto" style:text-underline-mode="continuous"/>
    </style:style>
    <style:style style:name="P11" style:parent-style-name="Normal" style:family="paragraph">
      <style:paragraph-properties fo:text-indent="-0.2493in"/>
    </style:style>
    <style:style style:name="P12" style:parent-style-name="Normal" style:family="paragraph">
      <style:paragraph-properties fo:text-indent="-0.2493in"/>
    </style:style>
    <style:style style:name="P13" style:parent-style-name="Normal" style:family="paragraph">
      <style:paragraph-properties fo:text-indent="-0.2493in"/>
    </style:style>
    <style:style style:name="P14" style:parent-style-name="Normal" style:family="paragraph">
      <style:paragraph-properties fo:text-indent="-0.2493in"/>
    </style:style>
    <style:style style:name="P15" style:parent-style-name="Normal" style:family="paragraph">
      <style:paragraph-properties fo:text-indent="-0.2493in"/>
    </style:style>
    <style:style style:name="P16" style:parent-style-name="Normal" style:family="paragraph">
      <style:paragraph-properties fo:text-indent="-0.2493in"/>
    </style:style>
    <style:style style:name="P17" style:parent-style-name="Normal" style:family="paragraph">
      <style:paragraph-properties fo:text-indent="-0.2493in"/>
    </style:style>
    <style:style style:name="P18" style:parent-style-name="Normal" style:family="paragraph">
      <style:paragraph-properties fo:text-indent="-0.2493in"/>
    </style:style>
    <style:style style:name="P19" style:parent-style-name="Normal" style:family="paragraph">
      <style:paragraph-properties fo:text-indent="-0.2493in"/>
    </style:style>
    <style:style style:name="P20" style:parent-style-name="Normal" style:family="paragraph">
      <style:paragraph-properties fo:text-indent="-0.2493in"/>
    </style:style>
    <style:style style:name="P21" style:parent-style-name="Normal" style:family="paragraph">
      <style:paragraph-properties fo:text-indent="-0.2493in"/>
    </style:style>
    <style:style style:name="P22" style:parent-style-name="Normal" style:family="paragraph">
      <style:paragraph-properties fo:text-indent="-0.2493in"/>
    </style:style>
    <style:style style:name="P23" style:parent-style-name="Normal" style:family="paragraph">
      <style:paragraph-properties fo:text-indent="-0.2493in"/>
    </style:style>
    <style:style style:name="P24" style:parent-style-name="Normal" style:family="paragraph">
      <style:paragraph-properties fo:text-indent="-0.2493in"/>
    </style:style>
    <style:style style:name="P25" style:parent-style-name="Normal" style:family="paragraph">
      <style:paragraph-properties fo:text-indent="-0.2493in"/>
    </style:style>
    <style:style style:name="P26" style:parent-style-name="Normal" style:family="paragraph">
      <style:paragraph-properties fo:break-before="page"/>
    </style:style>
    <style:style style:name="T27" style:parent-style-name="DefaultParagraphFont" style:family="text">
      <style:text-properties fo:font-weight="bold" style:font-weight-asian="bold" style:text-underline-type="single" style:text-underline-style="solid" style:text-underline-width="auto" style:text-underline-mode="continuous"/>
    </style:style>
    <style:style style:name="P28" style:parent-style-name="Normal" style:family="paragraph">
      <style:paragraph-properties fo:text-indent="-0.2493in"/>
    </style:style>
    <style:style style:name="P29" style:parent-style-name="Normal" style:family="paragraph">
      <style:paragraph-properties fo:text-indent="-0.2493in"/>
    </style:style>
    <style:style style:name="P30" style:parent-style-name="Normal" style:family="paragraph">
      <style:paragraph-properties fo:text-indent="-0.2493in"/>
    </style:style>
    <style:style style:name="P31" style:parent-style-name="Normal" style:family="paragraph">
      <style:paragraph-properties fo:text-indent="-0.2493in"/>
    </style:style>
    <style:style style:name="P32" style:parent-style-name="Normal" style:family="paragraph">
      <style:paragraph-properties fo:text-indent="-0.2493in"/>
    </style:style>
    <style:style style:name="P33" style:parent-style-name="Normal" style:family="paragraph">
      <style:paragraph-properties fo:text-indent="-0.2493in"/>
    </style:style>
    <style:style style:name="P34" style:parent-style-name="Normal" style:family="paragraph">
      <style:paragraph-properties fo:text-indent="-0.2493in"/>
    </style:style>
    <style:style style:name="P35" style:parent-style-name="Normal" style:family="paragraph">
      <style:text-properties fo:color="#FF0000"/>
    </style:style>
    <style:style style:name="P36" style:parent-style-name="Normal" style:family="paragraph">
      <style:text-properties fo:color="#FF0000"/>
    </style:style>
    <style:style style:name="P37" style:parent-style-name="Normal" style:family="paragraph">
      <style:paragraph-properties fo:break-before="page"/>
    </style:style>
    <style:style style:name="T38" style:parent-style-name="DefaultParagraphFont" style:family="text">
      <style:text-properties fo:font-weight="bold" style:font-weight-asian="bold" style:text-underline-type="single" style:text-underline-style="solid" style:text-underline-width="auto" style:text-underline-mode="continuous"/>
    </style:style>
    <style:style style:name="T39" style:parent-style-name="DefaultParagraphFont" style:family="text">
      <style:text-properties style:text-underline-type="single" style:text-underline-style="solid" style:text-underline-width="auto" style:text-underline-mode="continuous"/>
    </style:style>
    <style:style style:name="T40" style:parent-style-name="DefaultParagraphFont" style:family="text">
      <style:text-properties fo:font-weight="bold" style:font-weight-asian="bold" style:text-underline-type="single" style:text-underline-style="solid" style:text-underline-width="auto" style:text-underline-mode="continuous"/>
    </style:style>
    <style:style style:name="P41" style:parent-style-name="Normal" style:family="paragraph">
      <style:paragraph-properties fo:break-before="page"/>
    </style:style>
    <style:style style:name="T42" style:parent-style-name="DefaultParagraphFont" style:family="text">
      <style:text-properties fo:font-weight="bold" style:font-weight-asian="bold" style:text-underline-type="single" style:text-underline-style="solid" style:text-underline-width="auto" style:text-underline-mode="continuous"/>
    </style:style>
    <style:style style:name="P43" style:parent-style-name="Normal" style:family="paragraph">
      <style:paragraph-properties fo:text-indent="-0.2493in"/>
    </style:style>
    <style:style style:name="T44" style:parent-style-name="DefaultParagraphFont" style:family="text">
      <style:text-properties fo:color="#1155CC" style:text-underline-type="single" style:text-underline-style="solid" style:text-underline-width="auto" style:text-underline-mode="continuous"/>
    </style:style>
    <style:style style:name="P45" style:parent-style-name="Normal" style:family="paragraph">
      <style:paragraph-properties fo:text-indent="-0.2493in"/>
    </style:style>
    <style:style style:name="P46" style:parent-style-name="Normal" style:family="paragraph">
      <style:paragraph-properties fo:text-indent="-0.2493in"/>
    </style:style>
    <style:style style:name="P47" style:parent-style-name="Normal" style:family="paragraph">
      <style:paragraph-properties fo:text-indent="-0.2493in"/>
    </style:style>
    <style:style style:name="P48" style:parent-style-name="Normal" style:family="paragraph">
      <style:paragraph-properties fo:text-indent="-0.2493in"/>
    </style:style>
    <style:style style:name="P49" style:parent-style-name="Normal" style:family="paragraph">
      <style:paragraph-properties fo:text-indent="-0.2493in"/>
    </style:style>
    <style:style style:name="P50" style:parent-style-name="Normal" style:family="paragraph">
      <style:paragraph-properties fo:text-indent="-0.2493in"/>
    </style:style>
    <style:style style:name="P51" style:parent-style-name="Normal" style:family="paragraph">
      <style:paragraph-properties fo:text-indent="-0.2493in"/>
    </style:style>
    <style:style style:name="P52" style:parent-style-name="Normal" style:family="paragraph">
      <style:paragraph-properties fo:break-before="page"/>
    </style:style>
    <style:style style:name="T53" style:parent-style-name="DefaultParagraphFont" style:family="text">
      <style:text-properties fo:font-weight="bold" style:font-weight-asian="bold" style:text-underline-type="single" style:text-underline-style="solid" style:text-underline-width="auto" style:text-underline-mode="continuous"/>
    </style:style>
    <style:style style:name="P54" style:parent-style-name="Normal" style:family="paragraph">
      <style:paragraph-properties fo:text-indent="-0.2493in"/>
    </style:style>
    <style:style style:name="P55" style:parent-style-name="Normal" style:family="paragraph">
      <style:paragraph-properties fo:text-indent="-0.2493in"/>
    </style:style>
    <style:style style:name="P56" style:parent-style-name="Normal" style:family="paragraph">
      <style:paragraph-properties fo:text-indent="-0.2493in"/>
    </style:style>
    <style:style style:name="P57" style:parent-style-name="Normal" style:family="paragraph">
      <style:paragraph-properties fo:text-indent="-0.2493in"/>
    </style:style>
    <style:style style:name="P58" style:parent-style-name="Normal" style:family="paragraph">
      <style:paragraph-properties fo:text-indent="-0.2493in"/>
    </style:style>
    <style:style style:name="P59" style:parent-style-name="Normal" style:family="paragraph">
      <style:paragraph-properties fo:break-before="page"/>
    </style:style>
    <style:style style:name="T60" style:parent-style-name="DefaultParagraphFont" style:family="text">
      <style:text-properties fo:font-weight="bold" style:font-weight-asian="bold" style:text-underline-type="single" style:text-underline-style="solid" style:text-underline-width="auto" style:text-underline-mode="continuous"/>
    </style:style>
    <style:style style:name="P61" style:parent-style-name="Normal" style:family="paragraph">
      <style:paragraph-properties fo:text-indent="-0.2493in"/>
    </style:style>
    <style:style style:name="P62" style:parent-style-name="Normal" style:family="paragraph">
      <style:paragraph-properties fo:text-indent="-0.2493in"/>
    </style:style>
    <style:style style:name="P63" style:parent-style-name="Normal" style:family="paragraph">
      <style:paragraph-properties fo:text-indent="-0.2493in"/>
    </style:style>
    <style:style style:name="P64" style:parent-style-name="Normal" style:family="paragraph">
      <style:paragraph-properties fo:text-indent="-0.2493in"/>
    </style:style>
    <style:style style:name="P65" style:parent-style-name="Normal" style:family="paragraph">
      <style:paragraph-properties fo:text-indent="-0.2493in"/>
    </style:style>
    <style:style style:name="P66" style:parent-style-name="Normal" style:family="paragraph">
      <style:paragraph-properties fo:text-indent="-0.2493in"/>
    </style:style>
    <style:style style:name="P67" style:parent-style-name="Normal" style:family="paragraph">
      <style:paragraph-properties fo:text-indent="-0.2493in"/>
    </style:style>
    <style:style style:name="P68" style:parent-style-name="Normal" style:family="paragraph">
      <style:paragraph-properties fo:text-indent="-0.2493in"/>
    </style:style>
    <style:style style:name="P69" style:parent-style-name="Normal" style:family="paragraph">
      <style:paragraph-properties fo:text-indent="-0.2493in"/>
    </style:style>
    <style:style style:name="P70" style:parent-style-name="Normal" style:family="paragraph">
      <style:paragraph-properties fo:text-indent="-0.2493in"/>
    </style:style>
    <style:style style:name="P71" style:parent-style-name="Normal" style:family="paragraph">
      <style:paragraph-properties fo:text-indent="-0.2493in"/>
    </style:style>
    <style:style style:name="P72" style:parent-style-name="Normal" style:family="paragraph">
      <style:paragraph-properties fo:text-indent="-0.2493in"/>
    </style:style>
    <style:style style:name="P73" style:parent-style-name="Normal" style:family="paragraph">
      <style:paragraph-properties fo:text-indent="-0.2493in"/>
    </style:style>
    <style:style style:name="P74" style:parent-style-name="Normal" style:family="paragraph">
      <style:paragraph-properties fo:break-before="page"/>
    </style:style>
    <style:style style:name="T75" style:parent-style-name="DefaultParagraphFont" style:family="text">
      <style:text-properties fo:font-weight="bold" style:font-weight-asian="bold" style:text-underline-type="single" style:text-underline-style="solid" style:text-underline-width="auto" style:text-underline-mode="continuous"/>
    </style:style>
    <style:style style:name="P76" style:parent-style-name="Normal" style:family="paragraph">
      <style:paragraph-properties fo:text-indent="-0.2493in"/>
    </style:style>
    <style:style style:name="P77" style:parent-style-name="Normal" style:family="paragraph">
      <style:paragraph-properties fo:text-indent="-0.2493in"/>
    </style:style>
    <style:style style:name="P78" style:parent-style-name="Normal" style:family="paragraph">
      <style:paragraph-properties fo:text-indent="-0.2493in"/>
    </style:style>
    <style:style style:name="P79" style:parent-style-name="Normal" style:family="paragraph">
      <style:paragraph-properties fo:text-indent="-0.2493in"/>
    </style:style>
    <style:style style:name="P80" style:parent-style-name="Normal" style:family="paragraph">
      <style:paragraph-properties fo:text-indent="-0.2493in"/>
    </style:style>
    <style:style style:name="P81" style:parent-style-name="Normal" style:family="paragraph">
      <style:paragraph-properties fo:text-indent="-0.2493in"/>
    </style:style>
    <style:style style:name="P82" style:parent-style-name="Normal" style:family="paragraph">
      <style:paragraph-properties fo:text-indent="-0.2493in"/>
    </style:style>
    <style:style style:name="P83" style:parent-style-name="Normal" style:family="paragraph">
      <style:paragraph-properties fo:text-indent="-0.2493in"/>
    </style:style>
    <style:style style:name="P84" style:parent-style-name="Normal" style:family="paragraph">
      <style:paragraph-properties fo:text-indent="-0.2493in"/>
    </style:style>
    <style:style style:name="P85" style:parent-style-name="Normal" style:family="paragraph">
      <style:paragraph-properties fo:text-indent="-0.2493in"/>
    </style:style>
    <style:style style:name="P86" style:parent-style-name="Normal" style:family="paragraph">
      <style:paragraph-properties fo:text-indent="-0.2493in"/>
    </style:style>
    <style:style style:name="P87" style:parent-style-name="Normal" style:family="paragraph">
      <style:paragraph-properties fo:text-indent="-0.2493in"/>
    </style:style>
    <style:style style:name="P88" style:parent-style-name="Normal" style:family="paragraph">
      <style:paragraph-properties fo:text-indent="-0.2493in"/>
    </style:style>
    <style:style style:name="P89" style:parent-style-name="Normal" style:family="paragraph">
      <style:paragraph-properties fo:text-indent="-0.2493in"/>
    </style:style>
    <style:style style:name="T90" style:parent-style-name="DefaultParagraphFont" style:family="text">
      <style:text-properties fo:font-weight="bold" style:font-weight-asian="bold" style:text-underline-type="single" style:text-underline-style="solid" style:text-underline-width="auto" style:text-underline-mode="continuous"/>
    </style:style>
    <style:style style:name="P91" style:parent-style-name="Normal" style:family="paragraph">
      <style:paragraph-properties fo:text-indent="-0.2493in"/>
    </style:style>
    <style:style style:name="P92" style:parent-style-name="Normal" style:family="paragraph">
      <style:paragraph-properties fo:text-indent="-0.2493in"/>
    </style:style>
    <style:style style:name="P93" style:parent-style-name="Normal" style:family="paragraph">
      <style:paragraph-properties fo:text-indent="-0.2493in"/>
    </style:style>
    <style:style style:name="P94" style:parent-style-name="Normal" style:family="paragraph">
      <style:paragraph-properties fo:text-indent="-0.2493in"/>
    </style:style>
    <style:style style:name="P95" style:parent-style-name="Normal" style:family="paragraph">
      <style:paragraph-properties fo:text-indent="-0.2493in"/>
    </style:style>
    <style:style style:name="P96" style:parent-style-name="Normal" style:family="paragraph">
      <style:paragraph-properties fo:text-indent="-0.2493in"/>
    </style:style>
    <style:style style:name="P97" style:parent-style-name="Normal" style:family="paragraph">
      <style:paragraph-properties fo:text-indent="-0.2493in"/>
    </style:style>
    <style:style style:name="P98" style:parent-style-name="Normal" style:family="paragraph">
      <style:paragraph-properties fo:text-indent="-0.2493in"/>
    </style:style>
    <style:style style:name="P99" style:parent-style-name="Normal" style:family="paragraph">
      <style:paragraph-properties fo:text-indent="-0.2493in"/>
    </style:style>
    <style:style style:name="P100" style:parent-style-name="Normal" style:family="paragraph">
      <style:paragraph-properties fo:text-indent="-0.2493in"/>
    </style:style>
    <style:style style:name="P101" style:parent-style-name="Normal" style:family="paragraph">
      <style:paragraph-properties fo:text-indent="-0.2493in"/>
    </style:style>
    <style:style style:name="P102" style:parent-style-name="Normal" style:family="paragraph">
      <style:paragraph-properties fo:text-indent="-0.2493in"/>
    </style:style>
    <style:style style:name="P103" style:parent-style-name="Normal" style:family="paragraph">
      <style:paragraph-properties fo:text-indent="-0.2493in"/>
    </style:style>
    <style:style style:name="P104" style:parent-style-name="Normal" style:family="paragraph">
      <style:paragraph-properties fo:text-indent="-0.2493in"/>
    </style:style>
    <style:style style:name="P105" style:parent-style-name="Normal" style:family="paragraph">
      <style:paragraph-properties fo:text-indent="-0.2493in"/>
    </style:style>
    <style:style style:name="P106" style:parent-style-name="Normal" style:family="paragraph">
      <style:paragraph-properties fo:break-before="page"/>
    </style:style>
    <style:style style:name="T107" style:parent-style-name="DefaultParagraphFont" style:family="text">
      <style:text-properties fo:font-weight="bold" style:font-weight-asian="bold" style:text-underline-type="single" style:text-underline-style="solid" style:text-underline-width="auto" style:text-underline-mode="continuous"/>
    </style:style>
    <style:style style:name="P108" style:parent-style-name="Normal" style:family="paragraph">
      <style:text-properties fo:color="#FF0000"/>
    </style:style>
    <style:style style:name="P109" style:parent-style-name="Normal" style:family="paragraph">
      <style:text-properties fo:color="#FF0000"/>
    </style:style>
    <style:style style:name="P110" style:parent-style-name="Normal" style:family="paragraph">
      <style:text-properties fo:color="#FF0000"/>
    </style:style>
    <style:style style:name="P111" style:parent-style-name="Normal" style:family="paragraph">
      <style:paragraph-properties fo:break-before="page"/>
    </style:style>
    <style:style style:name="T112" style:parent-style-name="DefaultParagraphFont" style:family="text">
      <style:text-properties fo:font-weight="bold" style:font-weight-asian="bold" style:text-underline-type="single" style:text-underline-style="solid" style:text-underline-width="auto" style:text-underline-mode="continuous"/>
    </style:style>
    <style:style style:name="P113" style:parent-style-name="Normal" style:family="paragraph">
      <style:paragraph-properties fo:text-indent="-0.2493in"/>
    </style:style>
    <style:style style:name="P114" style:parent-style-name="Normal" style:family="paragraph">
      <style:paragraph-properties fo:text-indent="-0.2493in"/>
    </style:style>
    <style:style style:name="P115" style:parent-style-name="Normal" style:family="paragraph">
      <style:paragraph-properties fo:text-indent="-0.2493in"/>
    </style:style>
    <style:style style:name="P116" style:parent-style-name="Normal" style:family="paragraph">
      <style:paragraph-properties fo:text-indent="-0.2493in"/>
    </style:style>
    <style:style style:name="P117" style:parent-style-name="Normal" style:family="paragraph">
      <style:paragraph-properties fo:text-indent="-0.2493in"/>
    </style:style>
    <style:style style:name="P118" style:parent-style-name="Normal" style:family="paragraph">
      <style:paragraph-properties fo:text-indent="-0.2493in"/>
    </style:style>
    <style:style style:name="P119" style:parent-style-name="Normal" style:family="paragraph">
      <style:paragraph-properties fo:text-indent="-0.2493in"/>
    </style:style>
    <style:style style:name="P120" style:parent-style-name="Normal" style:family="paragraph">
      <style:paragraph-properties fo:text-indent="-0.2493in"/>
    </style:style>
    <style:style style:name="P121" style:parent-style-name="Normal" style:family="paragraph">
      <style:paragraph-properties fo:text-indent="-0.2493in"/>
    </style:style>
    <style:style style:name="P122" style:parent-style-name="Normal" style:family="paragraph">
      <style:paragraph-properties fo:text-indent="-0.2493in"/>
    </style:style>
    <style:style style:name="P123" style:parent-style-name="Normal" style:family="paragraph">
      <style:paragraph-properties fo:text-indent="-0.2493in"/>
    </style:style>
    <style:style style:name="P124" style:parent-style-name="Normal" style:family="paragraph">
      <style:paragraph-properties fo:text-indent="-0.2493in"/>
    </style:style>
    <style:style style:name="P125" style:parent-style-name="Normal" style:family="paragraph">
      <style:paragraph-properties fo:text-indent="-0.2493in"/>
    </style:style>
    <style:style style:name="P126" style:parent-style-name="Normal" style:family="paragraph">
      <style:paragraph-properties fo:text-indent="-0.2493in"/>
    </style:style>
    <style:style style:name="P127" style:parent-style-name="Normal" style:family="paragraph">
      <style:paragraph-properties fo:text-indent="-0.2493in"/>
    </style:style>
    <style:style style:name="P128" style:parent-style-name="Normal" style:family="paragraph">
      <style:paragraph-properties fo:margin-left="1in">
        <style:tab-stops/>
      </style:paragraph-properties>
    </style:style>
    <style:style style:name="P129" style:parent-style-name="Normal" style:family="paragraph">
      <style:paragraph-properties fo:margin-left="1in">
        <style:tab-stops/>
      </style:paragraph-properties>
      <style:text-properties fo:color="#FF0000"/>
    </style:style>
    <style:style style:name="P130" style:parent-style-name="Normal" style:family="paragraph">
      <style:paragraph-properties fo:margin-left="1in">
        <style:tab-stops/>
      </style:paragraph-properties>
    </style:style>
    <style:style style:name="T131" style:parent-style-name="DefaultParagraphFont" style:family="text">
      <style:text-properties fo:font-weight="bold" style:font-weight-asian="bold" fo:color="#FF0000"/>
    </style:style>
    <style:style style:name="T132" style:parent-style-name="DefaultParagraphFont" style:family="text">
      <style:text-properties fo:font-weight="bold" style:font-weight-asian="bold" fo:color="#FF0000"/>
    </style:style>
    <style:style style:name="T133" style:parent-style-name="DefaultParagraphFont" style:family="text">
      <style:text-properties fo:font-weight="bold" style:font-weight-asian="bold" fo:color="#FF0000"/>
    </style:style>
    <style:style style:name="P134" style:parent-style-name="Normal" style:family="paragraph">
      <style:paragraph-properties fo:margin-left="1in">
        <style:tab-stops/>
      </style:paragraph-properties>
      <style:text-properties fo:color="#FF0000"/>
    </style:style>
    <style:style style:name="P135" style:parent-style-name="Normal" style:family="paragraph">
      <style:paragraph-properties fo:margin-left="1in">
        <style:tab-stops/>
      </style:paragraph-properties>
      <style:text-properties fo:color="#FF0000"/>
    </style:style>
    <style:style style:name="P136" style:parent-style-name="Normal" style:family="paragraph">
      <style:paragraph-properties fo:margin-left="1in">
        <style:tab-stops/>
      </style:paragraph-properties>
      <style:text-properties fo:color="#FF0000"/>
    </style:style>
    <style:style style:name="P137" style:parent-style-name="Normal" style:family="paragraph">
      <style:paragraph-properties fo:margin-left="1in">
        <style:tab-stops/>
      </style:paragraph-properties>
      <style:text-properties fo:color="#FF0000"/>
    </style:style>
    <style:style style:name="P138" style:parent-style-name="Normal" style:family="paragraph">
      <style:paragraph-properties fo:margin-left="1in">
        <style:tab-stops/>
      </style:paragraph-properties>
      <style:text-properties fo:color="#FF0000"/>
    </style:style>
    <style:style style:name="P139" style:parent-style-name="Normal" style:family="paragraph">
      <style:paragraph-properties fo:margin-left="1in">
        <style:tab-stops/>
      </style:paragraph-properties>
      <style:text-properties fo:color="#FF0000"/>
    </style:style>
    <style:style style:name="P140" style:parent-style-name="Normal" style:family="paragraph">
      <style:paragraph-properties fo:margin-left="1in">
        <style:tab-stops/>
      </style:paragraph-properties>
    </style:style>
    <style:style style:name="P141" style:parent-style-name="Normal" style:family="paragraph">
      <style:paragraph-properties fo:text-indent="-0.2493in"/>
    </style:style>
    <style:style style:name="P142" style:parent-style-name="Normal" style:family="paragraph">
      <style:paragraph-properties fo:text-indent="-0.2493in"/>
    </style:style>
    <style:style style:name="P143" style:parent-style-name="Normal" style:family="paragraph">
      <style:paragraph-properties fo:text-indent="-0.2493in"/>
    </style:style>
    <style:style style:name="P144" style:parent-style-name="Normal" style:family="paragraph">
      <style:paragraph-properties fo:text-indent="-0.2493in"/>
    </style:style>
    <style:style style:name="P145" style:parent-style-name="Normal" style:family="paragraph">
      <style:paragraph-properties fo:text-indent="-0.2493in"/>
    </style:style>
    <style:style style:name="P146" style:parent-style-name="Normal" style:family="paragraph">
      <style:paragraph-properties fo:text-indent="-0.2493in"/>
    </style:style>
    <style:style style:name="P147" style:parent-style-name="Normal" style:family="paragraph">
      <style:paragraph-properties fo:text-indent="-0.2493in"/>
    </style:style>
    <style:style style:name="P148" style:parent-style-name="Normal" style:family="paragraph">
      <style:paragraph-properties fo:text-indent="-0.2493in"/>
    </style:style>
    <style:style style:name="P149" style:parent-style-name="Normal" style:family="paragraph">
      <style:paragraph-properties fo:text-indent="-0.2493in"/>
    </style:style>
    <style:style style:name="P150" style:parent-style-name="Normal" style:family="paragraph">
      <style:paragraph-properties fo:text-indent="-0.2493in"/>
    </style:style>
    <style:style style:name="P151" style:parent-style-name="Normal" style:family="paragraph">
      <style:paragraph-properties fo:break-before="page"/>
    </style:style>
    <style:style style:name="T152" style:parent-style-name="DefaultParagraphFont" style:family="text">
      <style:text-properties fo:font-weight="bold" style:font-weight-asian="bold" style:text-underline-type="single" style:text-underline-style="solid" style:text-underline-width="auto" style:text-underline-mode="continuous"/>
    </style:style>
    <style:style style:name="P153" style:parent-style-name="Normal" style:family="paragraph">
      <style:paragraph-properties fo:text-indent="-0.2493in"/>
    </style:style>
    <style:style style:name="P154" style:parent-style-name="Normal" style:family="paragraph">
      <style:paragraph-properties fo:text-indent="-0.2493in"/>
    </style:style>
    <style:style style:name="P155" style:parent-style-name="Normal" style:family="paragraph">
      <style:paragraph-properties fo:text-indent="-0.2493in"/>
    </style:style>
    <style:style style:name="P156" style:parent-style-name="Normal" style:family="paragraph">
      <style:paragraph-properties fo:text-indent="-0.2493in"/>
    </style:style>
    <style:style style:name="P157" style:parent-style-name="Normal" style:family="paragraph">
      <style:paragraph-properties fo:text-indent="-0.2493in"/>
    </style:style>
    <style:style style:name="P158" style:parent-style-name="Normal" style:family="paragraph">
      <style:paragraph-properties fo:text-indent="-0.2493in"/>
    </style:style>
    <style:style style:name="P159" style:parent-style-name="Normal" style:family="paragraph">
      <style:paragraph-properties fo:text-indent="-0.2493in"/>
    </style:style>
    <style:style style:name="P160" style:parent-style-name="Normal" style:family="paragraph">
      <style:paragraph-properties fo:text-indent="-0.2493in"/>
    </style:style>
    <style:style style:name="P161" style:parent-style-name="Normal" style:family="paragraph">
      <style:paragraph-properties fo:break-before="page"/>
    </style:style>
    <style:style style:name="T162" style:parent-style-name="DefaultParagraphFont" style:family="text">
      <style:text-properties fo:font-weight="bold" style:font-weight-asian="bold" style:text-underline-type="single" style:text-underline-style="solid" style:text-underline-width="auto" style:text-underline-mode="continuous"/>
    </style:style>
    <style:style style:name="P163" style:parent-style-name="Normal" style:family="paragraph">
      <style:paragraph-properties fo:margin-left="0.5in">
        <style:tab-stops/>
      </style:paragraph-properties>
    </style:style>
    <style:style style:name="T164" style:parent-style-name="DefaultParagraphFont" style:family="text">
      <style:text-properties style:text-underline-type="single" style:text-underline-style="solid" style:text-underline-width="auto" style:text-underline-mode="continuous"/>
    </style:style>
    <style:style style:name="P165" style:parent-style-name="Normal" style:family="paragraph">
      <style:paragraph-properties fo:margin-left="0.5in">
        <style:tab-stops/>
      </style:paragraph-properties>
    </style:style>
    <style:style style:name="P166" style:parent-style-name="Normal" style:family="paragraph">
      <style:paragraph-properties fo:margin-left="0.5in">
        <style:tab-stops/>
      </style:paragraph-properties>
    </style:style>
    <style:style style:name="P167" style:parent-style-name="Normal" style:family="paragraph">
      <style:paragraph-properties fo:margin-left="0.5in">
        <style:tab-stops/>
      </style:paragraph-properties>
    </style:style>
    <style:style style:name="T168" style:parent-style-name="DefaultParagraphFont" style:family="text">
      <style:text-properties style:text-underline-type="single" style:text-underline-style="solid" style:text-underline-width="auto" style:text-underline-mode="continuous"/>
    </style:style>
    <style:style style:name="P169" style:parent-style-name="Normal" style:family="paragraph">
      <style:paragraph-properties fo:margin-left="0.5in">
        <style:tab-stops/>
      </style:paragraph-properties>
    </style:style>
    <style:style style:name="P170" style:parent-style-name="Normal" style:family="paragraph">
      <style:paragraph-properties fo:margin-left="0.5in">
        <style:tab-stops/>
      </style:paragraph-properties>
    </style:style>
    <style:style style:name="P171" style:parent-style-name="Normal" style:family="paragraph">
      <style:paragraph-properties fo:margin-left="1in">
        <style:tab-stops/>
      </style:paragraph-properties>
    </style:style>
    <style:style style:name="T172" style:parent-style-name="DefaultParagraphFont" style:family="text">
      <style:text-properties style:text-underline-type="single" style:text-underline-style="solid" style:text-underline-width="auto" style:text-underline-mode="continuous"/>
    </style:style>
    <style:style style:name="P173" style:parent-style-name="Normal" style:family="paragraph">
      <style:paragraph-properties fo:margin-left="1in">
        <style:tab-stops/>
      </style:paragraph-properties>
    </style:style>
    <style:style style:name="P174" style:parent-style-name="Normal" style:family="paragraph">
      <style:paragraph-properties fo:margin-left="1in">
        <style:tab-stops/>
      </style:paragraph-properties>
    </style:style>
    <style:style style:name="T175" style:parent-style-name="DefaultParagraphFont" style:family="text">
      <style:text-properties style:text-underline-type="single" style:text-underline-style="solid" style:text-underline-width="auto" style:text-underline-mode="continuous"/>
    </style:style>
    <style:style style:name="P176" style:parent-style-name="Normal" style:family="paragraph">
      <style:paragraph-properties fo:margin-left="1in">
        <style:tab-stops/>
      </style:paragraph-properties>
    </style:style>
    <style:style style:name="P177" style:parent-style-name="Normal" style:family="paragraph">
      <style:paragraph-properties fo:margin-left="1in">
        <style:tab-stops/>
      </style:paragraph-properties>
    </style:style>
    <style:style style:name="P178" style:parent-style-name="Normal" style:family="paragraph">
      <style:paragraph-properties fo:margin-left="1in">
        <style:tab-stops/>
      </style:paragraph-properties>
    </style:style>
    <style:style style:name="T179" style:parent-style-name="DefaultParagraphFont" style:family="text">
      <style:text-properties style:text-underline-type="single" style:text-underline-style="solid" style:text-underline-width="auto" style:text-underline-mode="continuous"/>
    </style:style>
    <style:style style:name="P180" style:parent-style-name="Normal" style:family="paragraph">
      <style:paragraph-properties fo:margin-left="1in">
        <style:tab-stops/>
      </style:paragraph-properties>
    </style:style>
    <style:style style:name="P181" style:parent-style-name="Normal" style:family="paragraph">
      <style:paragraph-properties fo:margin-left="0.5in">
        <style:tab-stops/>
      </style:paragraph-properties>
    </style:style>
    <style:style style:name="T182" style:parent-style-name="DefaultParagraphFont" style:family="text">
      <style:text-properties style:text-underline-type="single" style:text-underline-style="solid" style:text-underline-width="auto" style:text-underline-mode="continuous"/>
    </style:style>
    <style:style style:name="P183" style:parent-style-name="Normal" style:family="paragraph">
      <style:paragraph-properties fo:margin-left="0.5in">
        <style:tab-stops/>
      </style:paragraph-properties>
    </style:style>
    <style:style style:name="P184" style:parent-style-name="Normal" style:family="paragraph">
      <style:paragraph-properties fo:margin-left="0.5in">
        <style:tab-stops/>
      </style:paragraph-properties>
    </style:style>
    <style:style style:name="P185" style:parent-style-name="Normal" style:family="paragraph">
      <style:paragraph-properties fo:margin-left="0.5in">
        <style:tab-stops/>
      </style:paragraph-properties>
    </style:style>
    <style:style style:name="P186" style:parent-style-name="Normal" style:family="paragraph">
      <style:paragraph-properties fo:margin-left="0.5in">
        <style:tab-stops/>
      </style:paragraph-properties>
    </style:style>
    <style:style style:name="P187" style:parent-style-name="Normal" style:family="paragraph">
      <style:paragraph-properties fo:margin-left="0.5in">
        <style:tab-stops/>
      </style:paragraph-properties>
    </style:style>
    <style:style style:name="T188" style:parent-style-name="DefaultParagraphFont" style:family="text">
      <style:text-properties style:text-underline-type="single" style:text-underline-style="solid" style:text-underline-width="auto" style:text-underline-mode="continuous"/>
    </style:style>
    <style:style style:name="P189" style:parent-style-name="Normal" style:family="paragraph">
      <style:paragraph-properties fo:margin-left="0.5in">
        <style:tab-stops/>
      </style:paragraph-properties>
    </style:style>
    <style:style style:name="P190" style:parent-style-name="Normal" style:family="paragraph">
      <style:paragraph-properties fo:margin-left="0.5in">
        <style:tab-stops/>
      </style:paragraph-properties>
    </style:style>
    <style:style style:name="P191" style:parent-style-name="Normal" style:family="paragraph">
      <style:paragraph-properties fo:margin-left="0.5in">
        <style:tab-stops/>
      </style:paragraph-properties>
    </style:style>
    <style:style style:name="P192" style:parent-style-name="Normal" style:family="paragraph">
      <style:paragraph-properties fo:break-before="page"/>
    </style:style>
    <style:style style:name="T193" style:parent-style-name="DefaultParagraphFont" style:family="text">
      <style:text-properties fo:font-weight="bold" style:font-weight-asian="bold" style:text-underline-type="single" style:text-underline-style="solid" style:text-underline-width="auto" style:text-underline-mode="continuous"/>
    </style:style>
    <style:style style:name="T194" style:parent-style-name="DefaultParagraphFont" style:family="text">
      <style:text-properties fo:color="#1155CC" style:text-underline-type="single" style:text-underline-style="solid" style:text-underline-width="auto" style:text-underline-mode="continuous"/>
    </style:style>
    <style:style style:name="P195" style:parent-style-name="Normal" style:family="paragraph">
      <style:paragraph-properties fo:break-before="page"/>
    </style:style>
    <style:style style:name="T196" style:parent-style-name="DefaultParagraphFont" style:family="text">
      <style:text-properties fo:font-weight="bold" style:font-weight-asian="bold" style:text-underline-type="single" style:text-underline-style="solid" style:text-underline-width="auto" style:text-underline-mode="continuous"/>
    </style:style>
    <style:style style:name="T197" style:parent-style-name="DefaultParagraphFont" style:family="text">
      <style:text-properties fo:font-weight="bold" style:font-weight-asian="bold" style:text-underline-type="single" style:text-underline-style="solid" style:text-underline-width="auto" style:text-underline-mode="continuous"/>
    </style:style>
    <style:style style:name="T198" style:parent-style-name="DefaultParagraphFont" style:family="text">
      <style:text-properties fo:color="#1155CC" style:text-underline-type="single" style:text-underline-style="solid" style:text-underline-width="auto" style:text-underline-mode="continuous"/>
    </style:style>
    <style:style style:name="T199" style:parent-style-name="DefaultParagraphFont" style:family="text">
      <style:text-properties fo:font-weight="bold" style:font-weight-asian="bold" style:text-underline-type="single" style:text-underline-style="solid" style:text-underline-width="auto" style:text-underline-mode="continuous"/>
    </style:style>
    <style:style style:name="T200" style:parent-style-name="DefaultParagraphFont" style:family="text">
      <style:text-properties fo:font-weight="bold" style:font-weight-asian="bold"/>
    </style:style>
    <style:style style:name="T201" style:parent-style-name="DefaultParagraphFont" style:family="text">
      <style:text-properties fo:color="#1155CC" style:text-underline-type="single" style:text-underline-style="solid" style:text-underline-width="auto" style:text-underline-mode="continuous"/>
    </style:style>
    <style:style style:name="T202" style:parent-style-name="DefaultParagraphFont" style:family="text">
      <style:text-properties fo:font-weight="bold" style:font-weight-asian="bold"/>
    </style:style>
    <style:style style:name="T203" style:parent-style-name="DefaultParagraphFont" style:family="text">
      <style:text-properties fo:font-weight="bold" style:font-weight-asian="bold"/>
    </style:style>
    <style:style style:name="T204" style:parent-style-name="DefaultParagraphFont" style:family="text">
      <style:text-properties fo:color="#1155CC" style:text-underline-type="single" style:text-underline-style="solid" style:text-underline-width="auto" style:text-underline-mode="continuous"/>
    </style:style>
    <style:style style:name="T205" style:parent-style-name="DefaultParagraphFont" style:family="text">
      <style:text-properties fo:color="#1155CC" style:text-underline-type="single" style:text-underline-style="solid" style:text-underline-width="auto" style:text-underline-mode="continuous"/>
    </style:style>
    <style:style style:name="T206" style:parent-style-name="DefaultParagraphFont" style:family="text">
      <style:text-properties fo:color="#1155CC" style:text-underline-type="single" style:text-underline-style="solid" style:text-underline-width="auto" style:text-underline-mode="continuous"/>
    </style:style>
    <style:style style:name="T207" style:parent-style-name="DefaultParagraphFont" style:family="text">
      <style:text-properties fo:color="#1155CC" style:text-underline-type="single" style:text-underline-style="solid" style:text-underline-width="auto" style:text-underline-mode="continuous"/>
    </style:style>
    <style:style style:name="T208" style:parent-style-name="DefaultParagraphFont" style:family="text">
      <style:text-properties fo:color="#1155CC" style:text-underline-type="single" style:text-underline-style="solid" style:text-underline-width="auto" style:text-underline-mode="continuous"/>
    </style:style>
    <style:style style:name="T209" style:parent-style-name="DefaultParagraphFont" style:family="text">
      <style:text-properties fo:color="#1155CC" style:text-underline-type="single" style:text-underline-style="solid" style:text-underline-width="auto" style:text-underline-mode="continuous"/>
    </style:style>
    <style:style style:name="T210" style:parent-style-name="DefaultParagraphFont" style:family="text">
      <style:text-properties fo:color="#1155CC" style:text-underline-type="single" style:text-underline-style="solid" style:text-underline-width="auto" style:text-underline-mode="continuous"/>
    </style:style>
  </office:automatic-styles>
  <office:body>
    <office:text text:use-soft-page-breaks="true">
      <text:p text:style-name="P1"><text:span text:style-name="T2">Maid Service Quote System (Wordpress Plugin) <text:s/>- Requirements</text:span></text:p>
      <text:p text:style-name="P3"/>
      <text:p text:style-name="P4"/>
      <text:p text:style-name="P5"/>
      <text:p text:style-name="P6"/>
      <text:p text:style-name="P7"/>
      <text:p text:style-name="P8"/>
      <text:p text:style-name="P9"><text:span text:style-name="T10">Table of Contents</text:span></text:p>
      <text:p text:style-name="Normal"/>
      <text:p text:style-name="Normal"/>
      <text:list text:style-name="LFO4" text:continue-numbering="true">
        <text:list-item>
          <text:p text:style-name="P11">Platforms and Technologies Uses</text:p>
        </text:list-item>
        <text:list-item>
          <text:p text:style-name="P12">Use Cases</text:p>
        </text:list-item>
        <text:list-item>
          <text:p text:style-name="P13">In Scope</text:p>
        </text:list-item>
        <text:list-item>
          <text:p text:style-name="P14">Out of Scope</text:p>
        </text:list-item>
        <text:list-item>
          <text:p text:style-name="P15">Customer Data Collection</text:p>
        </text:list-item>
        <text:list-item>
          <text:p text:style-name="P16">Admin Interface</text:p>
        </text:list-item>
        <text:list-item>
          <text:p text:style-name="P17">Types of Cleaning Services Quoted</text:p>
        </text:list-item>
        <text:list-item>
          <text:p text:style-name="P18">Workflow from customer perspective</text:p>
        </text:list-item>
        <text:list-item>
          <text:p text:style-name="P19">Workflow from company perspective</text:p>
        </text:list-item>
        <text:list-item>
          <text:p text:style-name="P20">Formulas for each type of cleaning quote</text:p>
        </text:list-item>
        <text:list-item>
          <text:p text:style-name="P21">Screenshots</text:p>
        </text:list-item>
        <text:list-item>
          <text:p text:style-name="P22">Appendix</text:p>
          <text:list text:continue-numbering="true">
            <text:list-item>
              <text:p text:style-name="P23">Current Quote System Used</text:p>
            </text:list-item>
            <text:list-item>
              <text:p text:style-name="P24">Links to GreenRope API</text:p>
            </text:list-item>
            <text:list-item>
              <text:p text:style-name="P25">Links to Stripe API</text:p>
            </text:list-item>
          </text:list>
        </text:list-item>
      </text:list>
      <text:p text:style-name="Normal"/>
      <text:p text:style-name="Normal"/>
      <text:p text:style-name="Normal"/>
      <text:p text:style-name="P26"/>
      <text:p text:style-name="Normal"/>
      <text:p text:style-name="Normal"><text:span text:style-name="T27">1 - Platform/Technologies:</text:span></text:p>
      <text:list text:style-name="LFO7" text:continue-numbering="true">
        <text:list-item>
          <text:p text:style-name="P28">PHP - Scripting language used for plugin</text:p>
        </text:list-item>
        <text:list-item>
          <text:p text:style-name="P29">MySQL - Data storage</text:p>
        </text:list-item>
        <text:list-item>
          <text:p text:style-name="P30">XML - Communication with Greenrope</text:p>
        </text:list-item>
        <text:list-item>
          <text:p text:style-name="P31">JavaScript - Communication with Stripe</text:p>
        </text:list-item>
        <text:list-item>
          <text:p text:style-name="P32">Wordpress - The platform in which the plugin will be installed</text:p>
        </text:list-item>
        <text:list-item>
          <text:p text:style-name="P33">GreenRope - 3rd Party Marketing communication system. Option set in plugin to use or not use this for email communications to customers.</text:p>
        </text:list-item>
        <text:list-item>
          <text:p text:style-name="P34">Stripe - Used to store customer CC data and service charge. Payment is not processed, but authorized. Payment capture (where money is actually charged) will be completed manually via the admin interface. The company will have to specifically cause this charge to be completed. Not done without human interaction in the admin interface.</text:p>
        </text:list-item>
      </text:list>
      <text:p text:style-name="Normal"/>
      <text:p text:style-name="P35">We should remove the<text:s/>PayPal<text:s/>. b’cos it is not in the requirement and we won’t be able to just authorized the payment with paypal .</text:p>
      <text:p text:style-name="P36">And also this is not a booking system this is a<text:s/>quote system .<text:s/></text:p>
      <text:p text:style-name="Normal"/>
      <text:p text:style-name="Normal"/>
      <text:p text:style-name="Normal"/>
      <text:p text:style-name="P37"/>
      <text:p text:style-name="Normal"/>
      <text:p text:style-name="Normal"><text:span text:style-name="T38">2 - Use Case:</text:span></text:p>
      <text:p text:style-name="Normal"/>
      <text:p text:style-name="Normal"><text:span text:style-name="T39">Web Visitors:</text:span></text:p>
      <text:p text:style-name="Normal">Potential customers of A Polished Touch ( a residential house cleaning company) will use the website to obtain an online quote for house cleaning services, and can then book service which includes putting a Credit Card on file. The systems will store the quote information for use by the cleaning company, and will send automated communications to the company and the customers. Customer may also have a coupon code than can be used if online booking is turned on and will lower the cost of the service by a percentage or a dollar amount. If Customer does decide to book online, the requested date and time of day will be checked against the data the company has provided as to open and available times and dates, and if that date/time is available, the customer will be told on screen, and an email sent “booking: the clean. The time and date is not available, they will be told to call the office to work out an agreeable date and time for their service.</text:p>
      <text:p text:style-name="Normal"/>
      <text:p text:style-name="Normal"><text:span text:style-name="T40">Website Owner/Service Owner</text:span></text:p>
      <text:p text:style-name="Normal">Cleaning Service owner installs the plugin, and then uses a shortcode to determine what page to use to display the quote system. They then input all of the data needed in the admin section. They can then test the quotes generated and emailed to customers. Once they have their quotes showing the correct values, then can then turn off “debug” or testing mode and turn it on for web visitors. The data values in the admin interface can be updated at any time to reflect changes in service cost. They are emailed when someone books a cleaning service and a credit card is already stored on Stripe. The cleaning service owner can then complete the charge once the cleaning is completed.</text:p>
      <text:p text:style-name="Normal"/>
      <text:p text:style-name="Normal"/>
      <text:p text:style-name="P41"/>
      <text:p text:style-name="Normal"/>
      <text:p text:style-name="Normal"><text:span text:style-name="T42">3- In Scope:</text:span></text:p>
      <text:list text:style-name="LFO5" text:continue-numbering="true">
        <text:list-item>
          <text:p text:style-name="P43">Plugin created using a standard Wordpress plugin framework and Wordpress coding standards (found here:<text:s/><text:a xlink:href="http://codex.wordpress.org/WordPress_Coding_Standards" office:target-frame-name="_top" xlink:show="replace"><text:span text:style-name="T44">http://codex.wordpress.org/WordPress_Coding_Standards</text:span></text:a><text:s/>)</text:p>
        </text:list-item>
        <text:list-item>
          <text:p text:style-name="P45">Data Collection of Customer input Data. Pages and Graphics needed to do this.</text:p>
        </text:list-item>
        <text:list-item>
          <text:p text:style-name="P46">Data Storage of Customer data, Generated Quotes, and email sent from system directly (not through GreenRope). Stored in MySql and viewable via plugin admin.</text:p>
        </text:list-item>
        <text:list-item>
          <text:p text:style-name="P47">Quote Variables Collection and Storage - Admin interface used to collect the quote variables from the Company, used in calculating Quotes.</text:p>
        </text:list-item>
        <text:list-item>
          <text:p text:style-name="P48">Quote Generation - Calculated using quote variables and formula. Stored in system, and then emailed to customer.</text:p>
        </text:list-item>
        <text:list-item>
          <text:p text:style-name="P49">System generated emails, sent through php and webhost.</text:p>
        </text:list-item>
        <text:list-item>
          <text:p text:style-name="P50">Admin Interface - Used for setting data and for viewing data collected from customers. See Admin Interface Section for details.</text:p>
        </text:list-item>
        <text:list-item>
          <text:p text:style-name="P51">Packaged plugin in the form of a zip file.<text:s/></text:p>
        </text:list-item>
      </text:list>
      <text:p text:style-name="Normal"/>
      <text:p text:style-name="Normal"/>
      <text:p text:style-name="P52"/>
      <text:p text:style-name="Normal"/>
      <text:p text:style-name="Normal"><text:span text:style-name="T53">4 - Out of Scope:</text:span></text:p>
      <text:list text:style-name="LFO1" text:continue-numbering="true">
        <text:list-item>
          <text:p text:style-name="P54">Non-Quote communication emails. In other words, only system generated messages will be sent and those will be generated to deliver the quote details to customer. No ad-hoc emails will be available via the system.</text:p>
        </text:list-item>
        <text:list-item>
          <text:p text:style-name="P55">Quote adjustments. Once a quote is generated, it will not need to be changeable or manipulated in the plugin.</text:p>
        </text:list-item>
        <text:list-item>
          <text:p text:style-name="P56">This is not a CRM system. The same customer can generate multiple quotes and that is ok. There can be multiple duplicate customers in this system. The Greenrope interface will need to make sure if we already have a customer with the same email address, we do not create a new customer record entry. Greenrope requires all email addresses to be unique</text:p>
        </text:list-item>
        <text:list-item>
          <text:p text:style-name="P57">Licence key system to turn on options.</text:p>
        </text:list-item>
        <text:list-item>
          <text:p text:style-name="P58">Automated download of plugin.</text:p>
        </text:list-item>
      </text:list>
      <text:p text:style-name="Normal"/>
      <text:p text:style-name="Normal"/>
      <text:p text:style-name="Normal"/>
      <text:p text:style-name="Normal"/>
      <text:p text:style-name="Normal"/>
      <text:p text:style-name="P59"/>
      <text:p text:style-name="Normal"/>
      <text:p text:style-name="Normal"><text:span text:style-name="T60">5 - Customer Data Collection</text:span><text:s/>- Information collected from the website visitor to be able to give them a quote is:</text:p>
      <text:p text:style-name="Normal"/>
      <text:list text:style-name="LFO8" text:continue-numbering="true">
        <text:list-item>
          <text:p text:style-name="P61">First Name - (Text Data from web visitor. Basic validation and make sure first letter is capitalized)</text:p>
        </text:list-item>
        <text:list-item>
          <text:p text:style-name="P62">Last Name - (Text Data from web visitor. Basic validation and make sure first letter is capitalized)</text:p>
        </text:list-item>
        <text:list-item>
          <text:p text:style-name="P63">Telephone Number (numeric data collected from website visitor. Validated to make sure it is 10 digits.</text:p>
        </text:list-item>
        <text:list-item>
          <text:p text:style-name="P64">Email Address - (text data collected from customer. validated to make sure is valid email address.</text:p>
        </text:list-item>
        <text:list-item>
          <text:p text:style-name="P65">How they heard about us (checkbox or dropdown of possible values. values are maintainable through admin interface of plugin)</text:p>
        </text:list-item>
        <text:list-item>
          <text:p text:style-name="P66">Type of Dwelling (identified via picture and word selection similar to current system)</text:p>
        </text:list-item>
        <text:list-item>
          <text:p text:style-name="P67">Number of Bedrooms - (dropdown of possible values. values are maintainable through admin interface of plugin)</text:p>
        </text:list-item>
        <text:list-item>
          <text:p text:style-name="P68">Number of Bathrooms - (dropdown of possible values. values are maintainable through admin interface of plugin)</text:p>
        </text:list-item>
        <text:list-item>
          <text:p text:style-name="P69">Square footage of home - (dropdown of possible values. values are maintainable through admin interface of plugin)</text:p>
        </text:list-item>
        <text:list-item>
          <text:p text:style-name="P70">Zip Code of Home - (numeric data input by website visitor - validated against possible values in “Service Area” data maintained in plugin admin area)</text:p>
        </text:list-item>
        <text:list-item>
          <text:p text:style-name="P71">Number and type of pets - (checkbox or dropdown of possible values. values are maintainable through admin interface of plugin)</text:p>
        </text:list-item>
        <text:list-item>
          <text:p text:style-name="P72">Select from a list of “Optional Add On Services” - (checkbox or dropdown of possible values. values are maintainable through admin interface of plugin)</text:p>
        </text:list-item>
        <text:list-item>
          <text:p text:style-name="P73">Ok to Market - Yes unless they opt-out from marketing emails.</text:p>
        </text:list-item>
      </text:list>
      <text:p text:style-name="Normal"/>
      <text:p text:style-name="Normal"/>
      <text:p text:style-name="Normal"/>
      <text:p text:style-name="Normal"/>
      <text:p text:style-name="P74"/>
      <text:p text:style-name="Normal"/>
      <text:p text:style-name="Normal"><text:span text:style-name="T75">6 - Admin Interface</text:span></text:p>
      <text:p text:style-name="Normal"/>
      <text:list text:style-name="LFO5" text:continue-numbering="true">
        <text:list-item>
          <text:p text:style-name="P76">Option selection in Admin to use or not use Greenrope for customer emails and customer data collection.</text:p>
          <text:list text:continue-numbering="true">
            <text:list-item>
              <text:p text:style-name="P77">If Greenrope option is turned on, emails will be sent via Greenrope and not via system.</text:p>
            </text:list-item>
            <text:list-item>
              <text:p text:style-name="P78">If Greenrope option is turned on, customer data is collected and passed to Greenrope prior to sending emails. (necessary to send emails)</text:p>
            </text:list-item>
          </text:list>
        </text:list-item>
        <text:list-item>
          <text:p text:style-name="P79">Option to turn on “Online Booking”. This turns on the need for Stripe and to use the “Company Availability” data table.</text:p>
        </text:list-item>
        <text:list-item>
          <text:p text:style-name="P80">Customer data viewing in Admin Interface. See Customer Data Collection section for details on what is collected and viewable.</text:p>
        </text:list-item>
        <text:list-item>
          <text:p text:style-name="P81">Quote generation and communication history. What quotes were generated and when and to who they were sent.</text:p>
        </text:list-item>
        <text:list-item>
          <text:p text:style-name="P82">Quote data. Variables selected to be used in quote generation and the final quoted amount.</text:p>
        </text:list-item>
        <text:list-item>
          <text:p text:style-name="P83">Export of customer viewable information as a .CSV file.</text:p>
        </text:list-item>
        <text:list-item>
          <text:p text:style-name="P84">Booked client communication email address. This is where emails are sent to when a client books an appointment.</text:p>
        </text:list-item>
        <text:list-item>
          <text:p text:style-name="P85">email from address: Where quotes and Booking confirmation emails are sent from</text:p>
        </text:list-item>
        <text:list-item>
          <text:p text:style-name="P86">Charge an “First Time Clean Charge” - On of Off values. If on, then let them type in a percentage OR select “Use One Time Clean costs”</text:p>
        </text:list-item>
        <text:list-item>
          <text:p text:style-name="P87">Quote Debug - Turned off or on. This setting determines if the costs are broken out by each charge in the quote display or not. If on, each charge is listed as in the example screenshots. if “Off” then the individual charges are not shown.</text:p>
        </text:list-item>
        <text:list-item>
          <text:p text:style-name="P88">Maximum Sq. footage to quote as a package. This is a numeric value that represents that last size house before being forced to a “clean by the hour” quote.<text:s/></text:p>
        </text:list-item>
        <text:list-item>
          <text:p text:style-name="P89">Data values input and used for quote generation (see below)</text:p>
        </text:list-item>
      </text:list>
      <text:p text:style-name="Normal"/>
      <text:p text:style-name="Normal"><text:span text:style-name="T90">Data stored and maintained via the plugin admin interface:<text:s/></text:span></text:p>
      <text:p text:style-name="Normal">(can allow access to current system to show more details)</text:p>
      <text:p text:style-name="Normal"/>
      <text:list text:style-name="LFO6" text:continue-numbering="true">
        <text:list-item>
          <text:p text:style-name="P91">Bathroom Charges - How much the charge is for each amount of bathrooms</text:p>
        </text:list-item>
        <text:list-item>
          <text:p text:style-name="P92">Bedroom Charges - How much the charge is for each amount of</text:p>
        </text:list-item>
        <text:list-item>
          <text:p text:style-name="P93">Day of Service Charges - How much extra, if any, to charge for certain days of the week.<text:s/></text:p>
        </text:list-item>
        <text:list-item>
          <text:p text:style-name="P94">Optional Service Charges (each type of clean will have a specific list). These are Add-ons that are available for each cleaning type. There will be a separate list of items with prices for Recurring, One Time, and Move Out/In cleaning services.</text:p>
        </text:list-item>
        <text:list-item>
          <text:p text:style-name="P95">Pet Charges. Amount and type of pets to charge extra for</text:p>
        </text:list-item>
        <text:list-item>
          <text:p text:style-name="P96">Square Foot Charges - An amount to charge for different square footage ranges.</text:p>
        </text:list-item>
        <text:list-item>
          <text:p text:style-name="P97">Scope of Work - HTML editable test for each clean type that allows us to put in specific information about each cleaning. It is then shown on the step 3 of the process. Each type of clean will have it’s own “scope of work” values defined.</text:p>
        </text:list-item>
        <text:list-item>
          <text:p text:style-name="P98">Marketing Values - These are ways in which a customer has heard about our company. Allows us to put in some values the customer can then select from. (When using GreenRope, this data is also passed in the customer record setup)</text:p>
        </text:list-item>
        <text:list-item>
          <text:p text:style-name="P99">Starting Prices. The initial values for each type of clean.</text:p>
        </text:list-item>
        <text:list-item>
          <text:p text:style-name="P100">Frequency Charges. A charge to add for different frequency values for recurring cleans.</text:p>
        </text:list-item>
        <text:list-item>
          <text:p text:style-name="P101">Dates Office is Open - Allows us to remove certain dates from being able to be scheduled. Also need to be able to input a number to mean how many appointments are open that day. Need to have a “default” value setting, that would be used unless changed.</text:p>
        </text:list-item>
        <text:list-item>
          <text:p text:style-name="P102">Service Zip Codes - The quote has to be for a property in our zipcode. This is checked near the beginning of the quote to make sure it is for an area that is serviced.</text:p>
        </text:list-item>
        <text:list-item>
          <text:p text:style-name="P103">Email text for quotes and booked appointments</text:p>
        </text:list-item>
        <text:list-item>
          <text:p text:style-name="P104">Coupon Codes - Code, valid dates, <text:s/>and type of discount</text:p>
        </text:list-item>
        <text:list-item>
          <text:p text:style-name="P105">Bill Rate for a Team of Cleaners by the hour.</text:p>
        </text:list-item>
      </text:list>
      <text:p text:style-name="Normal"/>
      <text:p text:style-name="P106"/>
      <text:p text:style-name="Normal"/>
      <text:p text:style-name="Normal"><text:span text:style-name="T107">7 - The types of house cleanings quotes generated will be:</text:span></text:p>
      <text:p text:style-name="Normal">One Time</text:p>
      <text:p text:style-name="Normal">Recurring</text:p>
      <text:p text:style-name="Normal">Move In/Move Out</text:p>
      <text:p text:style-name="P108">By the Hour - <text:s/>(not selectable in step 2 of the process. Is only available in step 3, if their home is too large and not supported by our system. The “too large to quote” value is <text:s/>data is maintained in the plugin admin. The hourly price is a data value maintained in the admin. It is then used to calculate the cost for “By the hour” cleaning”.)</text:p>
      <text:p text:style-name="P109"/>
      <text:p text:style-name="P110">When user enter their Sqft and when system let them user need to go for the hourly rate .<text:s/></text:p>
      <text:p text:style-name="Normal"/>
      <text:p text:style-name="Normal">These values are not changeable from the admin interface.</text:p>
      <text:p text:style-name="Normal"/>
      <text:p text:style-name="Normal"/>
      <text:p text:style-name="P111"/>
      <text:p text:style-name="Normal"/>
      <text:p text:style-name="Normal"><text:span text:style-name="T112">8 - The flow of the online quote and booking process process from the customer perspective:</text:span></text:p>
      <text:list text:style-name="LFO3" text:continue-numbering="true">
        <text:list-item>
          <text:p text:style-name="P113">Select Building Type (House or Apartment)</text:p>
        </text:list-item>
        <text:list-item>
          <text:p text:style-name="P114">Select Type of Clean (Recurring, One Time, Move In/Out)</text:p>
        </text:list-item>
        <text:list-item>
          <text:p text:style-name="P115">Select Options for selected type of clean</text:p>
          <text:list text:continue-numbering="true">
            <text:list-item>
              <text:p text:style-name="P116">Recurring - Unique Scope of work is shown and applicable options are selected.</text:p>
            </text:list-item>
            <text:list-item>
              <text:p text:style-name="P117">One Time - Unique Scope of work is shown and applicable options are selected.</text:p>
            </text:list-item>
            <text:list-item>
              <text:p text:style-name="P118">Move In/Out - Unique Scope of work is shown and applicable options are selected.</text:p>
            </text:list-item>
          </text:list>
        </text:list-item>
        <text:list-item>
          <text:p text:style-name="P119">Display Quote for selected cleaning type and options.</text:p>
          <text:list text:continue-numbering="true">
            <text:list-item>
              <text:p text:style-name="P120">Data for quote is stored in plugin data table</text:p>
            </text:list-item>
            <text:list-item>
              <text:p text:style-name="P121">Email is sent to customer</text:p>
              <text:list text:continue-numbering="true">
                <text:list-item>
                  <text:p text:style-name="P122">If Greenrope option is turned on:</text:p>
                  <text:list text:continue-numbering="true">
                    <text:list-item>
                      <text:p text:style-name="P123">New contact us created (or existing one is found)</text:p>
                    </text:list-item>
                    <text:list-item>
                      <text:p text:style-name="P124">Email is sent via Greenrope</text:p>
                    </text:list-item>
                  </text:list>
                </text:list-item>
                <text:list-item>
                  <text:p text:style-name="P125">If GreenRope option is turned off:</text:p>
                  <text:list text:continue-numbering="true">
                    <text:list-item>
                      <text:p text:style-name="P126">Email is sent via system only.</text:p>
                    </text:list-item>
                  </text:list>
                </text:list-item>
                <text:list-item>
                  <text:p text:style-name="P127">If quote is for a ‘recurring clean’. Show all recurring value options and BOLD the one that the customer selected. Also, include a “First Time In Charge” which is the price of a one time clean using the same options. For example:</text:p>
                </text:list-item>
              </text:list>
            </text:list-item>
          </text:list>
        </text:list-item>
      </text:list>
      <text:p text:style-name="P128"/>
      <text:p text:style-name="P129">Week Cleaning<text:tab/><text:tab/><text:tab/>$90</text:p>
      <text:p text:style-name="P130"><text:span text:style-name="T131">Every 2 Weeks Cleaning</text:span><text:span text:style-name="T132"><text:tab/></text:span><text:span text:style-name="T133"><text:tab/>$125</text:span></text:p>
      <text:p text:style-name="P134">Every 4 Weeks Cleaning<text:tab/><text:tab/>$140</text:p>
      <text:p text:style-name="P135"/>
      <text:p text:style-name="P136">First Time Clean<text:tab/><text:tab/><text:tab/>$180</text:p>
      <text:p text:style-name="P137"/>
      <text:p text:style-name="P138">Which of these need to add fr the quote totat.<text:s/></text:p>
      <text:p text:style-name="P139"/>
      <text:p text:style-name="P140"/>
      <text:list text:style-name="LFO3" text:continue-numbering="true">
        <text:list-item>
          <text:p text:style-name="P141">If turned on, Schedule Cleaning (includes putting Credit Card on File)</text:p>
          <text:list text:continue-numbering="true">
            <text:list-item>
              <text:p text:style-name="P142">If GreenRope is turned on, then contact data is stored in GreenRope as well</text:p>
            </text:list-item>
            <text:list-item>
              <text:p text:style-name="P143">Stripe is used to store CC data. CC charge is only created, charge is not completed.</text:p>
            </text:list-item>
            <text:list-item>
              <text:p text:style-name="P144">Email is sent to customer:</text:p>
              <text:list text:continue-numbering="true">
                <text:list-item>
                  <text:p text:style-name="P145">If Greenrope option is turned on:</text:p>
                  <text:list text:continue-numbering="true">
                    <text:list-item>
                      <text:p text:style-name="P146">New contact us created (or existing one is found)</text:p>
                    </text:list-item>
                    <text:list-item>
                      <text:p text:style-name="P147">Email is sent via Greenrope</text:p>
                    </text:list-item>
                  </text:list>
                </text:list-item>
                <text:list-item>
                  <text:p text:style-name="P148">If GreenRope option is turned off:</text:p>
                  <text:list text:continue-numbering="true">
                    <text:list-item>
                      <text:p text:style-name="P149">Email is sent via system only.</text:p>
                    </text:list-item>
                  </text:list>
                </text:list-item>
              </text:list>
            </text:list-item>
            <text:list-item>
              <text:p text:style-name="P150">Email is sent to service owner. Via system only.</text:p>
            </text:list-item>
          </text:list>
        </text:list-item>
      </text:list>
      <text:p text:style-name="Normal"/>
      <text:p text:style-name="P151"/>
      <text:p text:style-name="Normal"/>
      <text:p text:style-name="Normal"><text:span text:style-name="T152">9 - The flow for the online quoting and booking process from the company perspective:</text:span></text:p>
      <text:p text:style-name="Normal"/>
      <text:list text:style-name="LFO2" text:continue-numbering="true">
        <text:list-item>
          <text:p text:style-name="P153">Data values are setup in admin</text:p>
        </text:list-item>
        <text:list-item>
          <text:p text:style-name="P154">Customers are redirected to webpage containing the online quote capture pages/process</text:p>
        </text:list-item>
        <text:list-item>
          <text:p text:style-name="P155">Customer quotes are handled automatically. Quotes are shown on screen and emailed to customer</text:p>
        </text:list-item>
        <text:list-item>
          <text:p text:style-name="P156">Customers can book service online and when they do, and email is sent to the service owner for followup.</text:p>
        </text:list-item>
        <text:list-item>
          <text:p text:style-name="P157">Service owner can “complete the charge” for a customer and have their CC charged when service is completed.</text:p>
        </text:list-item>
        <text:list-item>
          <text:p text:style-name="P158">Service Owner can update values for various parts of the cleaning service quote at anytime to reflect changes in service costs.</text:p>
        </text:list-item>
        <text:list-item>
          <text:p text:style-name="P159">Service Owner can download a list of all the quotes the system has completed in a .CVS format.</text:p>
        </text:list-item>
        <text:list-item>
          <text:p text:style-name="P160">Service Owner can go to a protected page and do a quote and have it sent to the customer. This page will be simpler and have a few different options than the web quote.</text:p>
        </text:list-item>
      </text:list>
      <text:p text:style-name="Normal"/>
      <text:p text:style-name="Normal"/>
      <text:p text:style-name="P161"/>
      <text:p text:style-name="Normal"/>
      <text:p text:style-name="Normal"><text:span text:style-name="T162">10 - The formula for the cleaning quotes generation:</text:span></text:p>
      <text:p text:style-name="Normal"/>
      <text:p text:style-name="P163"><text:span text:style-name="T164">If One Time Clean</text:span></text:p>
      <text:p text:style-name="P165">Starting Price + Day of Service Charges + Bedroom Charges + Bathroom Charge + Pet Charges + Sq Foot Charges + (any optional add on charges)</text:p>
      <text:p text:style-name="P166"/>
      <text:p text:style-name="P167"><text:span text:style-name="T168">If Recurring</text:span></text:p>
      <text:p text:style-name="P169">Starting Price + Day of Service Charges + Frequency Charges + Bedroom Charges + Bathroom Charge + Pet Charges + Sq Foot Charges + (any optional add on charges)</text:p>
      <text:p text:style-name="P170"><text:s/></text:p>
      <text:p text:style-name="P171"><text:span text:style-name="T172">First Time Clean (comes as part of Recurring clean quote, IF turned on)</text:span></text:p>
      <text:p text:style-name="P173"/>
      <text:p text:style-name="P174"><text:span text:style-name="T175">If set as Percentage of Recurring Cost</text:span></text:p>
      <text:p text:style-name="P176">Starting Price + Day of Service Charges + Bedroom Charges + Bathroom Charge + Pet Charges + Sq Foot Charges + (any optional add on charges) +(percentage set in admin * (Starting Price + Day of Service Charges + Bedroom Charges + Bathroom Charge + Pet Charges + Sq Foot Charges))</text:p>
      <text:p text:style-name="P177"/>
      <text:p text:style-name="P178"><text:span text:style-name="T179">If Set as “Use One Time Clean Cost”</text:span></text:p>
      <text:p text:style-name="P180">Use One Time Clean formula above</text:p>
      <text:p text:style-name="Normal"/>
      <text:p text:style-name="P181"><text:span text:style-name="T182">If Move Out/In</text:span></text:p>
      <text:p text:style-name="P183">Starting Price + Day of Service Charges + Bedroom Charges + Bathroom Charge + Pet Charges + Sq Foot Charges + (any optional add on charges)</text:p>
      <text:p text:style-name="P184"/>
      <text:p text:style-name="P185">When returning the price for a recurring clean, an “Initial Clean” price will need to be shown, as well as the price for all three frequency values (Weekly, Bi-Weekly, Every 4 Weeks)</text:p>
      <text:p text:style-name="Normal"/>
      <text:p text:style-name="P186"/>
      <text:p text:style-name="P187"><text:span text:style-name="T188">By the hour quotes:</text:span></text:p>
      <text:p text:style-name="P189">There needs to be a setting in the admin to store a sq footage amount that we have to quote by the hour.<text:s/></text:p>
      <text:p text:style-name="P190"/>
      <text:p text:style-name="P191"/>
      <text:p text:style-name="Normal"/>
      <text:p text:style-name="Normal"/>
      <text:p text:style-name="Normal"/>
      <text:p text:style-name="Normal"/>
      <text:p text:style-name="Normal"/>
      <text:p text:style-name="Normal"/>
      <text:p text:style-name="Normal"/>
      <text:p text:style-name="P192"/>
      <text:p text:style-name="Normal"/>
      <text:p text:style-name="Normal"><text:span text:style-name="T193">11 - Screen shots:</text:span></text:p>
      <text:p text:style-name="Normal"/>
      <text:p text:style-name="Normal">In Google Drive :<text:s/></text:p>
      <text:p text:style-name="Normal"/>
      <text:p text:style-name="Normal"><text:a xlink:href="https://drive.google.com/folderview?id=0BxVN1O3nnuAqfkw1T1VyOEt5VEVMWk5ubl9sTnpCWXJucUpVYWhMUGtpbUlIZmI4aDc5Tm8&amp;usp=sharing" office:target-frame-name="_top" xlink:show="replace"><text:span text:style-name="T194">https://drive.google.com/folderview?id=0BxVN1O3nnuAqfkw1T1VyOEt5VEVMWk5ubl9sTnpCWXJucUpVYWhMUGtpbUlIZmI4aDc5Tm8&amp;usp=sharing</text:span></text:a></text:p>
      <text:p text:style-name="Normal"/>
      <text:p text:style-name="Normal"/>
      <text:p text:style-name="P195"/>
      <text:p text:style-name="Normal"/>
      <text:p text:style-name="Normal"><text:span text:style-name="T196">12 - Appendix:</text:span></text:p>
      <text:p text:style-name="Normal"/>
      <text:p text:style-name="Normal"><text:span text:style-name="T197">Current Quote System:</text:span></text:p>
      <text:p text:style-name="Normal"><text:a xlink:href="http://quotes.apolishedtouch.com" office:target-frame-name="_top" xlink:show="replace"><text:span text:style-name="T198">http://quotes.apolishedtouch.com</text:span></text:a></text:p>
      <text:p text:style-name="Normal"/>
      <text:p text:style-name="Normal"><text:span text:style-name="T199">External Documentation</text:span></text:p>
      <text:p text:style-name="Normal"/>
      <text:p text:style-name="Normal"><text:span text:style-name="T200">Stripe API</text:span></text:p>
      <text:p text:style-name="Normal"><text:a xlink:href="https://stripe.com/docs/api" office:target-frame-name="_top" xlink:show="replace"><text:span text:style-name="T201">https://stripe.com/docs/api</text:span></text:a></text:p>
      <text:p text:style-name="Normal"/>
      <text:p text:style-name="Normal"><text:span text:style-name="T202">Greenrope API</text:span></text:p>
      <text:p text:style-name="Normal"><text:span text:style-name="T203">API Documentation</text:span></text:p>
      <text:p text:style-name="Normal">3.0 XML API -<text:a xlink:href="http://t.signauxsix.com/e1t/c/5/f18dQhb0S7lC8dDMPbW2n0x6l2B9nMJN7t5XZsRYC3nW7dKSy41qwc26VfmQ8b56dVqyf7x1KBK02?t=http%3A%2F%2Fapp.greenrope.com%2Fwiki.pl%3Fa%3D4%26t%3D15&amp;si=5836530654380032&amp;pi=de7ac5df-bfb7-414c-c3b5-ccce48f7b7f4" office:target-frame-name="_top" xlink:show="replace"><text:s/></text:a><text:a xlink:href="http://t.signauxsix.com/e1t/c/5/f18dQhb0S7lC8dDMPbW2n0x6l2B9nMJN7t5XZsRYC3nW7dKSy41qwc26VfmQ8b56dVqyf7x1KBK02?t=http%3A%2F%2Fapp.greenrope.com%2Fwiki.pl%3Fa%3D4%26t%3D15&amp;si=5836530654380032&amp;pi=de7ac5df-bfb7-414c-c3b5-ccce48f7b7f4" office:target-frame-name="_top" xlink:show="replace"><text:span text:style-name="T204">http://app.greenrope.com/wiki.pl?a=4&amp;t=15</text:span></text:a></text:p>
      <text:p text:style-name="Normal">API Sample Code (C#) -<text:a xlink:href="http://t.signauxsix.com/e1t/c/5/f18dQhb0S7lC8dDMPbW2n0x6l2B9nMJN7t5XZsRYC3nW7dKSy41qwc26VfmQ8b56dVqyf7x1KBK02?t=http%3A%2F%2Fapp.greenrope.com%2Fwiki.pl%3Fa%3D4%26t%3D178&amp;si=5836530654380032&amp;pi=de7ac5df-bfb7-414c-c3b5-ccce48f7b7f4" office:target-frame-name="_top" xlink:show="replace"><text:s/></text:a><text:a xlink:href="http://t.signauxsix.com/e1t/c/5/f18dQhb0S7lC8dDMPbW2n0x6l2B9nMJN7t5XZsRYC3nW7dKSy41qwc26VfmQ8b56dVqyf7x1KBK02?t=http%3A%2F%2Fapp.greenrope.com%2Fwiki.pl%3Fa%3D4%26t%3D178&amp;si=5836530654380032&amp;pi=de7ac5df-bfb7-414c-c3b5-ccce48f7b7f4" office:target-frame-name="_top" xlink:show="replace"><text:span text:style-name="T205">http://app.greenrope.com/wiki.pl?a=4&amp;t=178</text:span></text:a></text:p>
      <text:p text:style-name="Normal">API Sample Code (PHP) -<text:a xlink:href="http://t.signauxsix.com/e1t/c/5/f18dQhb0S7lC8dDMPbW2n0x6l2B9nMJN7t5XZsRYC3nW7dKSy41qwc26VfmQ8b56dVqyf7x1KBK02?t=http%3A%2F%2Fapp.greenrope.com%2Fwiki.pl%3Fa%3D4%26t%3D46&amp;si=5836530654380032&amp;pi=de7ac5df-bfb7-414c-c3b5-ccce48f7b7f4" office:target-frame-name="_top" xlink:show="replace"><text:s/></text:a><text:a xlink:href="http://t.signauxsix.com/e1t/c/5/f18dQhb0S7lC8dDMPbW2n0x6l2B9nMJN7t5XZsRYC3nW7dKSy41qwc26VfmQ8b56dVqyf7x1KBK02?t=http%3A%2F%2Fapp.greenrope.com%2Fwiki.pl%3Fa%3D4%26t%3D46&amp;si=5836530654380032&amp;pi=de7ac5df-bfb7-414c-c3b5-ccce48f7b7f4" office:target-frame-name="_top" xlink:show="replace"><text:span text:style-name="T206">http://app.greenrope.com/wiki.pl?a=4&amp;t=46</text:span></text:a></text:p>
      <text:p text:style-name="Normal">API Specification -<text:a xlink:href="http://t.signauxsix.com/e1t/c/5/f18dQhb0S7lC8dDMPbW2n0x6l2B9nMJN7t5XZsRYC3nW7dKSy41qwc26VfmQ8b56dVqyf7x1KBK02?t=http%3A%2F%2Fapp.greenrope.com%2Fwiki.pl%3Fa%3D4%26t%3D43&amp;si=5836530654380032&amp;pi=de7ac5df-bfb7-414c-c3b5-ccce48f7b7f4" office:target-frame-name="_top" xlink:show="replace"><text:s/></text:a><text:a xlink:href="http://t.signauxsix.com/e1t/c/5/f18dQhb0S7lC8dDMPbW2n0x6l2B9nMJN7t5XZsRYC3nW7dKSy41qwc26VfmQ8b56dVqyf7x1KBK02?t=http%3A%2F%2Fapp.greenrope.com%2Fwiki.pl%3Fa%3D4%26t%3D43&amp;si=5836530654380032&amp;pi=de7ac5df-bfb7-414c-c3b5-ccce48f7b7f4" office:target-frame-name="_top" xlink:show="replace"><text:span text:style-name="T207">http://app.greenrope.com/wiki.pl?a=4&amp;t=43</text:span></text:a></text:p>
      <text:p text:style-name="Normal">DTD -<text:a xlink:href="http://t.signauxsix.com/e1t/c/5/f18dQhb0S7lC8dDMPbW2n0x6l2B9nMJN7t5XZsRYC3nW7dKSy41qwc26VfmQ8b56dVqyf7x1KBK02?t=http%3A%2F%2Fapp.greenrope.com%2Fwiki.pl%3Fa%3D4%26t%3D44&amp;si=5836530654380032&amp;pi=de7ac5df-bfb7-414c-c3b5-ccce48f7b7f4" office:target-frame-name="_top" xlink:show="replace"><text:s/></text:a><text:a xlink:href="http://t.signauxsix.com/e1t/c/5/f18dQhb0S7lC8dDMPbW2n0x6l2B9nMJN7t5XZsRYC3nW7dKSy41qwc26VfmQ8b56dVqyf7x1KBK02?t=http%3A%2F%2Fapp.greenrope.com%2Fwiki.pl%3Fa%3D4%26t%3D44&amp;si=5836530654380032&amp;pi=de7ac5df-bfb7-414c-c3b5-ccce48f7b7f4" office:target-frame-name="_top" xlink:show="replace"><text:span text:style-name="T208">http://app.greenrope.com/wiki.pl?a=4&amp;t=44</text:span></text:a></text:p>
      <text:p text:style-name="Normal">Timeouts -<text:a xlink:href="http://t.signauxsix.com/e1t/c/5/f18dQhb0S7lC8dDMPbW2n0x6l2B9nMJN7t5XZsRYC3nW7dKSy41qwc26VfmQ8b56dVqyf7x1KBK02?t=http%3A%2F%2Fapp.greenrope.com%2Fwiki.pl%3Fa%3D4%26t%3D89&amp;si=5836530654380032&amp;pi=de7ac5df-bfb7-414c-c3b5-ccce48f7b7f4" office:target-frame-name="_top" xlink:show="replace"><text:s/></text:a><text:a xlink:href="http://t.signauxsix.com/e1t/c/5/f18dQhb0S7lC8dDMPbW2n0x6l2B9nMJN7t5XZsRYC3nW7dKSy41qwc26VfmQ8b56dVqyf7x1KBK02?t=http%3A%2F%2Fapp.greenrope.com%2Fwiki.pl%3Fa%3D4%26t%3D89&amp;si=5836530654380032&amp;pi=de7ac5df-bfb7-414c-c3b5-ccce48f7b7f4" office:target-frame-name="_top" xlink:show="replace"><text:span text:style-name="T209">http://app.greenrope.com/wiki.pl?a=4&amp;t=89</text:span></text:a></text:p>
      <text:p text:style-name="Normal">XSD -<text:a xlink:href="http://t.signauxsix.com/e1t/c/5/f18dQhb0S7lC8dDMPbW2n0x6l2B9nMJN7t5XZsRYC3nW7dKSy41qwc26VfmQ8b56dVqyf7x1KBK02?t=http%3A%2F%2Fapp.greenrope.com%2Fwiki.pl%3Fa%3D4%26t%3D45&amp;si=5836530654380032&amp;pi=de7ac5df-bfb7-414c-c3b5-ccce48f7b7f4" office:target-frame-name="_top" xlink:show="replace"><text:s/></text:a><text:a xlink:href="http://t.signauxsix.com/e1t/c/5/f18dQhb0S7lC8dDMPbW2n0x6l2B9nMJN7t5XZsRYC3nW7dKSy41qwc26VfmQ8b56dVqyf7x1KBK02?t=http%3A%2F%2Fapp.greenrope.com%2Fwiki.pl%3Fa%3D4%26t%3D45&amp;si=5836530654380032&amp;pi=de7ac5df-bfb7-414c-c3b5-ccce48f7b7f4" office:target-frame-name="_top" xlink:show="replace"><text:span text:style-name="T210">http://app.greenrope.com/wiki.pl?a=4&amp;t=45</text:span></text:a></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388in"/>
      <style:text-properties style:font-name="Trebuchet MS" style:font-name-asian="Trebuchet MS" style:font-name-complex="Trebuchet MS"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Trebuchet MS" style:font-name-asian="Trebuchet MS" style:font-name-complex="Trebuchet MS" fo:font-weight="bold" style:font-weight-asian="bold" fo:font-size="13pt" style:font-size-asian="13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font-size="12pt" style:font-size-asian="12pt" fo:hyphenate="false"/>
    </style:style>
    <style:style style:name="Heading4" style:display-name="Heading 4" style:family="paragraph" style:parent-style-name="Normal" style:next-style-name="Normal"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Normal" style:next-style-name="Normal"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Normal" style:next-style-name="Normal"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style:text-properties style:font-name="Trebuchet MS" style:font-name-asian="Trebuchet MS" style:font-name-complex="Trebuchet MS" fo:font-size="21pt" style:font-size-asian="21pt" fo:hyphenate="false"/>
    </style:style>
    <style:style style:name="Subtitle" style:display-name="Subtitle" style:family="paragraph" style:parent-style-name="Normal" style:next-style-name="Normal">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3">
      <text:list-level-style-number text:level="1" text:style-name="WW_CharLFO3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3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3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3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3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3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3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3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4">
      <text:list-level-style-number text:level="1" text:style-name="WW_CharLFO4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4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4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4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4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4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4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4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5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5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5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5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5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5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5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6">
      <text:list-level-style-bullet text:level="1" text:style-name="WW_CharLFO6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6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6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6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6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6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6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6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7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7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8">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8-12-14T00:31:00Z</meta:creation-date>
    <dc:date>2018-12-14T00:31:00Z</dc:date>
    <meta:template xlink:href="Normal.dotm" xlink:type="simple"/>
    <meta:editing-cycles>2</meta:editing-cycles>
    <meta:editing-duration>PT60S</meta:editing-duration>
    <meta:document-statistic meta:page-count="1" meta:paragraph-count="37" meta:word-count="2810" meta:character-count="18794" meta:row-count="133" meta:non-whitespace-character-count="16021"/>
  </office:meta>
</office:document-meta>
</file>